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69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23.46mm"/>
    </style:style>
    <style:style style:name="co4" style:family="table-column">
      <style:table-column-properties fo:break-before="auto" style:column-width="33.92mm"/>
    </style:style>
    <style:style style:name="co5" style:family="table-column">
      <style:table-column-properties fo:break-before="auto" style:column-width="34.7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ris.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epal length</text:p>
          </table:table-cell>
          <table:table-cell table:style-name="ce1" office:value-type="string" calcext:value-type="string">
            <text:p>sepal width</text:p>
          </table:table-cell>
          <table:table-cell table:style-name="ce1" office:value-type="string" calcext:value-type="string">
            <text:p>petal length</text:p>
          </table:table-cell>
          <table:table-cell table:style-name="ce1" office:value-type="string" calcext:value-type="string">
            <text:p>petal width</text:p>
          </table:table-cell>
          <table:table-cell table:style-name="ce1" office:value-type="string" calcext:value-type="string">
            <text:p>class </text:p>
          </table:table-cell>
          <table:table-cell/>
          <table:table-cell table:style-name="ce1" office:value-type="string" calcext:value-type="string">
            <text:p>Min-sepal-length</text:p>
          </table:table-cell>
          <table:table-cell table:formula="of:=MIN([.A2:.A151])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ax-sepal-length</text:p>
          </table:table-cell>
          <table:table-cell table:formula="of:=MAX([.A2:.A151])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in-sepal-width</text:p>
          </table:table-cell>
          <table:table-cell table:formula="of:=MIN([.B2:.B15])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ax-sepal-width</text:p>
          </table:table-cell>
          <table:table-cell table:formula="of:=MAX([.B2:.B151]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in-petal-length</text:p>
          </table:table-cell>
          <table:table-cell table:formula="of:=MIN([.C2:.C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ax-petal-length</text:p>
          </table:table-cell>
          <table:table-cell table:formula="of:=MAX([.C2:.C151])"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in-petal-width</text:p>
          </table:table-cell>
          <table:table-cell table:formula="of:=MIN([.D$1:.D$1048576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ax-petal-width</text:p>
          </table:table-cell>
          <table:table-cell table:formula="of:=MAX([.D2:.D151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14:20:29.192966742</dc:date>
    <meta:editing-duration>PT8M58S</meta:editing-duration>
    <meta:editing-cycles>1</meta:editing-cycles>
    <meta:document-statistic meta:table-count="1" meta:cell-count="771" meta:object-count="0"/>
    <meta:generator>LibreOffice/5.1.6.2$Linux_X86_64 LibreOffice_project/10m0$Build-2</meta:generator>
  </office:meta>
</office:document-meta>
</file>